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d5e" officeooo:paragraph-rsid="00008d5e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08d5e" officeooo:paragraph-rsid="00008d5e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AZY LOADING </text:p>
      <text:p text:style-name="P1"/>
      <text:p text:style-name="P1"/>
      <text:p text:style-name="P1"/>
      <text:p text:style-name="P1"/>
      <text:p text:style-name="P3"><text:span text:style-name="T1">import</text:span> <text:span text:style-name="T2">React</text:span>, { <text:span text:style-name="T2">createContext</text:span>, <text:span text:style-name="T2">Suspense</text:span>, <text:span text:style-name="T2">useState</text:span> } <text:span text:style-name="T1">from</text:span> <text:span text:style-name="T3">'react'</text:span></text:p>
      <text:p text:style-name="P2"><text:span text:style-name="T1">import</text:span> { <text:span text:style-name="T2">BrowserRouter</text:span>, <text:span text:style-name="T2">Route</text:span>, <text:span text:style-name="T2">Routes</text:span> } <text:span text:style-name="T1">from</text:span> <text:span text:style-name="T3">'react-router-dom'</text:span></text:p>
      <text:p text:style-name="P2"><text:span text:style-name="T1">import</text:span> { <text:span text:style-name="T2">ErrorBoundary</text:span> } <text:span text:style-name="T1">from</text:span> <text:span text:style-name="T3">'react-error-boundary'</text:span></text:p>
      <text:p text:style-name="P4"/>
      <text:p text:style-name="P2"><text:span text:style-name="T4">const</text:span> <text:span text:style-name="T5">HomePage</text:span> <text:span text:style-name="T6">=</text:span> <text:span text:style-name="T7">React</text:span>.<text:span text:style-name="T8">lazy</text:span>(() <text:span text:style-name="T4">=&gt;</text:span> <text:span text:style-name="T4">import</text:span>(<text:span text:style-name="T3">'./HomePage'</text:span>));</text:p>
      <text:p text:style-name="P2"><text:span text:style-name="T4">const</text:span> <text:span text:style-name="T5">LoginPage</text:span> <text:span text:style-name="T6">=</text:span> <text:span text:style-name="T7">React</text:span>.<text:span text:style-name="T8">lazy</text:span>(() <text:span text:style-name="T4">=&gt;</text:span> <text:span text:style-name="T4">import</text:span>(<text:span text:style-name="T3">'./LoginPage'</text:span>));</text:p>
      <text:p text:style-name="P2"><text:span text:style-name="T4">const</text:span> <text:span text:style-name="T5">Layout</text:span> <text:span text:style-name="T6">=</text:span> <text:span text:style-name="T7">React</text:span>.<text:span text:style-name="T8">lazy</text:span>(() <text:span text:style-name="T4">=&gt;</text:span> <text:span text:style-name="T4">import</text:span>(<text:span text:style-name="T3">'./Layout'</text:span>));</text:p>
      <text:p text:style-name="P2"><text:span text:style-name="T4">const</text:span> <text:span text:style-name="T5">Everything</text:span> <text:span text:style-name="T6">=</text:span> <text:span text:style-name="T7">React</text:span>.<text:span text:style-name="T8">lazy</text:span>(() <text:span text:style-name="T4">=&gt;</text:span> <text:span text:style-name="T4">import</text:span>(<text:span text:style-name="T3">'./Everything'</text:span>));</text:p>
      <text:p text:style-name="P2"><text:span text:style-name="T4">const</text:span> <text:span text:style-name="T5">Cart</text:span> <text:span text:style-name="T6">=</text:span> <text:span text:style-name="T7">React</text:span>.<text:span text:style-name="T8">lazy</text:span>(() <text:span text:style-name="T4">=&gt;</text:span> <text:span text:style-name="T4">import</text:span>(<text:span text:style-name="T3">'./Cart'</text:span>));</text:p>
      <text:p text:style-name="P2"><text:span text:style-name="T4">const</text:span> <text:span text:style-name="T5">Bucket</text:span> <text:span text:style-name="T6">=</text:span> <text:span text:style-name="T7">React</text:span>.<text:span text:style-name="T8">lazy</text:span>(() <text:span text:style-name="T4">=&gt;</text:span> <text:span text:style-name="T4">import</text:span>(<text:span text:style-name="T3">'./Bucket'</text:span>));</text:p>
      <text:p text:style-name="P4"/>
      <text:p text:style-name="P2"><text:span text:style-name="T4">function</text:span> <text:span text:style-name="T8">ErrorFallback</text:span>() {</text:p>
      <text:p text:style-name="P2"><text:span text:style-name="T1">return</text:span> (</text:p>
      <text:p text:style-name="P2"><text:span text:style-name="T9">&lt;</text:span><text:span text:style-name="T4">div</text:span><text:span text:style-name="T9">&gt;</text:span></text:p>
      <text:p text:style-name="P2"><text:span text:style-name="T9">&lt;</text:span><text:span text:style-name="T4">p</text:span><text:span text:style-name="T9">&gt;</text:span>Something wrong:-<text:span text:style-name="T9">&lt;/</text:span><text:span text:style-name="T4">p</text:span><text:span text:style-name="T9">&gt;</text:span></text:p>
      <text:p text:style-name="P2"><text:span text:style-name="T9">&lt;</text:span><text:span text:style-name="T4">pre</text:span><text:span text:style-name="T9">&gt;</text:span><text:span text:style-name="T4">{</text:span><text:span text:style-name="T2">error</text:span><text:span text:style-name="T4">}</text:span><text:span text:style-name="T9">&lt;/</text:span><text:span text:style-name="T4">pre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</text:p>
      <text:p text:style-name="P5"/>
      <text:p text:style-name="P2"><text:span text:style-name="T1">export</text:span> <text:span text:style-name="T4">const</text:span> <text:span text:style-name="T5">data2</text:span> <text:span text:style-name="T6">=</text:span> <text:span text:style-name="T8">createContext</text:span>();</text:p>
      <text:p text:style-name="P2"><text:span text:style-name="T4">const</text:span> <text:span text:style-name="T8">Project2Router</text:span> <text:span text:style-name="T6">=</text:span> () <text:span text:style-name="T4">=&gt;</text:span> {</text:p>
      <text:p text:style-name="P2"><text:span text:style-name="T4">const</text:span> [<text:span text:style-name="T5">item</text:span>, <text:span text:style-name="T8">setItem</text:span>] <text:span text:style-name="T6">=</text:span> <text:span text:style-name="T8">useState</text:span>([]);</text:p>
      <text:p text:style-name="P2"><text:span text:style-name="T1">return</text:span> (</text:p>
      <text:p text:style-name="P2"><text:span text:style-name="T9">&lt;</text:span><text:span text:style-name="T7">data2.Provider</text:span> <text:span text:style-name="T2">value</text:span><text:span text:style-name="T6">=</text:span><text:span text:style-name="T4">{</text:span><text:span text:style-name="T6">{ </text:span><text:span text:style-name="T2">item</text:span><text:span text:style-name="T6">, </text:span><text:span text:style-name="T8">setItem</text:span><text:span text:style-name="T6"> }</text:span><text:span text:style-name="T4">}</text:span><text:span text:style-name="T9">&gt;</text:span></text:p>
      <text:p text:style-name="P2"><text:span text:style-name="T9">&lt;</text:span><text:span text:style-name="T7">BrowserRouter</text:span><text:span text:style-name="T9">&gt;</text:span></text:p>
      <text:p text:style-name="P2"><text:span text:style-name="T9">&lt;</text:span><text:span text:style-name="T7">Routes</text:span><text:span text:style-name="T9">&gt;</text:span></text:p>
      <text:p text:style-name="P2"><text:span text:style-name="T9">&lt;</text:span><text:span text:style-name="T7">Route</text:span> <text:span text:style-name="T2">path</text:span><text:span text:style-name="T6">=</text:span><text:span text:style-name="T3">'/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Layout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</text:span></text:p>
      <text:p text:style-name="P2"><text:span text:style-name="T9">&lt;</text:span><text:span text:style-name="T7">Route</text:span> <text:span text:style-name="T2">index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HomePage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2"><text:span text:style-name="T9">&lt;</text:span><text:span text:style-name="T7">Route</text:span> <text:span text:style-name="T2">exact</text:span> <text:span text:style-name="T2">path</text:span><text:span text:style-name="T6">=</text:span><text:span text:style-name="T3">'/shop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Everything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4"><text:soft-page-break/></text:p>
      <text:p text:style-name="P2"><text:span text:style-name="T9">&lt;</text:span><text:span text:style-name="T7">Route</text:span> <text:span text:style-name="T2">exact</text:span> <text:span text:style-name="T2">path</text:span><text:span text:style-name="T6">=</text:span><text:span text:style-name="T3">'/groceries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 ...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Everything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4"/>
      <text:p text:style-name="P2"><text:span text:style-name="T9">&lt;</text:span><text:span text:style-name="T7">Route</text:span> <text:span text:style-name="T2">exact</text:span> <text:span text:style-name="T2">path</text:span><text:span text:style-name="T6">=</text:span><text:span text:style-name="T3">'/juice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Everything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4"/>
      <text:p text:style-name="P2"><text:span text:style-name="T9">&lt;</text:span><text:span text:style-name="T7">Route</text:span> <text:span text:style-name="T2">exact</text:span> <text:span text:style-name="T2">path</text:span><text:span text:style-name="T6">=</text:span><text:span text:style-name="T3">'/cart/:id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Cart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4"/>
      <text:p text:style-name="P2"><text:span text:style-name="T9">&lt;</text:span><text:span text:style-name="T7">Route</text:span> <text:span text:style-name="T2">path</text:span><text:span text:style-name="T6">=</text:span><text:span text:style-name="T3">'/bucket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Bucket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2"><text:span text:style-name="T9">&lt;/</text:span><text:span text:style-name="T7">Route</text:span><text:span text:style-name="T9">&gt;</text:span></text:p>
      <text:p text:style-name="P2"><text:span text:style-name="T9">&lt;</text:span><text:span text:style-name="T7">Route</text:span> <text:span text:style-name="T2">path</text:span><text:span text:style-name="T6">=</text:span><text:span text:style-name="T3">'/loginpage'</text:span> <text:span text:style-name="T2">element</text:span><text:span text:style-name="T6">=</text:span><text:span text:style-name="T4">{</text:span></text:p>
      <text:p text:style-name="P2"><text:span text:style-name="T9">&lt;</text:span><text:span text:style-name="T7">Suspense</text:span><text:span text:style-name="T6"> </text:span><text:span text:style-name="T2">fallback</text:span><text:span text:style-name="T6">=</text:span><text:span text:style-name="T4">{</text:span><text:span text:style-name="T9">&lt;</text:span><text:span text:style-name="T4">div</text:span><text:span text:style-name="T9">&gt;</text:span><text:span text:style-name="T6">Loading</text:span><text:span text:style-name="T9">&lt;/</text:span><text:span text:style-name="T4">div</text:span><text:span text:style-name="T9">&gt;</text:span><text:span text:style-name="T4">}</text:span><text:span text:style-name="T9">&gt;</text:span></text:p>
      <text:p text:style-name="P2"><text:span text:style-name="T9">&lt;</text:span><text:span text:style-name="T7">ErrorBoundary</text:span><text:span text:style-name="T6"> </text:span><text:span text:style-name="T2">FallbackComponent</text:span><text:span text:style-name="T6">=</text:span><text:span text:style-name="T4">{</text:span><text:span text:style-name="T8">ErrorFallback</text:span><text:span text:style-name="T4">}</text:span><text:span text:style-name="T9">&gt;</text:span></text:p>
      <text:p text:style-name="P2"><text:span text:style-name="T9">&lt;</text:span><text:span text:style-name="T7">LoginPage</text:span><text:span text:style-name="T6"> </text:span><text:span text:style-name="T9">/&gt;&lt;/</text:span><text:span text:style-name="T7">ErrorBoundary</text:span><text:span text:style-name="T9">&gt;&lt;/</text:span><text:span text:style-name="T7">Suspense</text:span><text:span text:style-name="T9">&gt;</text:span><text:span text:style-name="T4">}</text:span><text:span text:style-name="T9">&gt;&lt;/</text:span><text:span text:style-name="T7">Route</text:span><text:span text:style-name="T9">&gt;</text:span></text:p>
      <text:p text:style-name="P4"/>
      <text:p text:style-name="P2"><text:span text:style-name="T9">&lt;/</text:span><text:span text:style-name="T7">Routes</text:span><text:span text:style-name="T9">&gt;</text:span></text:p>
      <text:p text:style-name="P2"><text:span text:style-name="T9">&lt;/</text:span><text:span text:style-name="T7">BrowserRouter</text:span><text:span text:style-name="T9">&gt;</text:span></text:p>
      <text:p text:style-name="P2"><text:span text:style-name="T9">&lt;/</text:span><text:span text:style-name="T7">data2.Provider</text:span><text:span text:style-name="T9">&gt;</text:span></text:p>
      <text:p text:style-name="P2">)</text:p>
      <text:p text:style-name="P2">}</text:p>
      <text:p text:style-name="P4"/>
      <text:p text:style-name="P2"><text:span text:style-name="T1">export</text:span> <text:span text:style-name="T1">default</text:span> <text:span text:style-name="T8">Project2Rout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SECOND METHOD </text:p>
      <text:p text:style-name="P1"/>
      <text:p text:style-name="P1"/>
      <text:p text:style-name="P1"/>
      <text:p text:style-name="P1"/>
      <text:p text:style-name="P3"><text:span text:style-name="T1">import</text:span> { <text:span text:style-name="T2">ErrorBoundary</text:span> } <text:span text:style-name="T1">from</text:span> <text:span text:style-name="T3">'react-error-boundary'</text:span>;</text:p>
      <text:p text:style-name="P2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'react'</text:span>;</text:p>
      <text:p text:style-name="P2"><text:span text:style-name="T1">import</text:span> <text:span text:style-name="T2">axios</text:span> <text:span text:style-name="T1">from</text:span> <text:span text:style-name="T3">'axios'</text:span>;</text:p>
      <text:p text:style-name="P5"/>
      <text:p text:style-name="P2"><text:span text:style-name="T4">function</text:span> <text:span text:style-name="T8">ErrorFallback</text:span>({ <text:span text:style-name="T2">error</text:span>, <text:span text:style-name="T2">resetErrorBoundary</text:span> }) {</text:p>
      <text:p text:style-name="P2"><text:span text:style-name="T1">return</text:span> (</text:p>
      <text:p text:style-name="P2"><text:span text:style-name="T9">&lt;</text:span><text:span text:style-name="T4">div</text:span><text:span text:style-name="T9">&gt;</text:span></text:p>
      <text:p text:style-name="P2"><text:span text:style-name="T9">&lt;</text:span><text:span text:style-name="T4">p</text:span><text:span text:style-name="T9">&gt;</text:span>Something wrong:-<text:span text:style-name="T9">&lt;/</text:span><text:span text:style-name="T4">p</text:span><text:span text:style-name="T9">&gt;</text:span></text:p>
      <text:p text:style-name="P2"><text:span text:style-name="T9">&lt;</text:span><text:span text:style-name="T4">pre</text:span><text:span text:style-name="T9">&gt;</text:span><text:span text:style-name="T4">{</text:span><text:span text:style-name="T2">error</text:span><text:span text:style-name="T4">}</text:span><text:span text:style-name="T9">&lt;/</text:span><text:span text:style-name="T4">pre</text:span><text:span text:style-name="T9">&gt;</text:span></text:p>
      <text:p text:style-name="P2"><text:span text:style-name="T9">&lt;</text:span><text:span text:style-name="T4">button</text:span> <text:span text:style-name="T2">onClick</text:span><text:span text:style-name="T6">=</text:span><text:span text:style-name="T4">{</text:span><text:span text:style-name="T2">resetErrorBoundary</text:span><text:span text:style-name="T4">}</text:span><text:span text:style-name="T9">&gt;</text:span>Try again<text:span text:style-name="T9">&lt;/</text:span><text:span text:style-name="T4">button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</text:p>
      <text:p text:style-name="P5"/>
      <text:p text:style-name="P2"><text:span text:style-name="T4">function</text:span> <text:span text:style-name="T8">LazyComponent</text:span>() {</text:p>
      <text:p text:style-name="P2"><text:span text:style-name="T4">const</text:span> [<text:span text:style-name="T5">data</text:span>, <text:span text:style-name="T8">setData</text:span>] <text:span text:style-name="T6">=</text:span> <text:span text:style-name="T8">useState</text:span>([]);</text:p>
      <text:p text:style-name="P2"><text:span text:style-name="T4">const</text:span> [<text:span text:style-name="T5">error</text:span>, <text:span text:style-name="T8">setError</text:span>] <text:span text:style-name="T6">=</text:span> <text:span text:style-name="T8">useState</text:span>(<text:span text:style-name="T4">null</text:span>);</text:p>
      <text:p text:style-name="P4"/>
      <text:p text:style-name="P2"><text:span text:style-name="T8">useEffect</text:span>(() <text:span text:style-name="T4">=&gt;</text:span> {</text:p>
      <text:p text:style-name="P2"><text:span text:style-name="T8">apiData</text:span>();</text:p>
      <text:p text:style-name="P2">}, []);</text:p>
      <text:p text:style-name="P4"/>
      <text:p text:style-name="P2"><text:span text:style-name="T4">const</text:span> <text:span text:style-name="T8">apiData</text:span> <text:span text:style-name="T6">=</text:span> <text:span text:style-name="T4">async</text:span> () <text:span text:style-name="T4">=&gt;</text:span> {</text:p>
      <text:p text:style-name="P2"><text:span text:style-name="T1">try</text:span> {</text:p>
      <text:p text:style-name="P2"><text:span text:style-name="T4">const</text:span> <text:span text:style-name="T5">fetchApi</text:span> <text:span text:style-name="T6">=</text:span> <text:span text:style-name="T1">await</text:span> <text:span text:style-name="T5">axios</text:span>.<text:span text:style-name="T8">get</text:span>(<text:span text:style-name="T3">'https://jsonplaceholder.typicode.com/posts'</text:span>);</text:p>
      <text:p text:style-name="P2"><text:span text:style-name="T8">setData</text:span>(<text:span text:style-name="T5">fetchApi</text:span>.<text:span text:style-name="T2">data</text:span>);</text:p>
      <text:p text:style-name="P2">} <text:span text:style-name="T1">catch</text:span> (<text:span text:style-name="T2">error</text:span>) {</text:p>
      <text:p text:style-name="P2"><text:soft-page-break/><text:span text:style-name="T8">setError</text:span>(<text:span text:style-name="T2">error</text:span>.<text:span text:style-name="T2">message</text:span>);</text:p>
      <text:p text:style-name="P2">}</text:p>
      <text:p text:style-name="P2">};</text:p>
      <text:p text:style-name="P4"/>
      <text:p text:style-name="P2"><text:span text:style-name="T1">if</text:span> (<text:span text:style-name="T5">error</text:span>) <text:span text:style-name="T1">return</text:span> <text:span text:style-name="T9">&lt;</text:span><text:span text:style-name="T4">div</text:span><text:span text:style-name="T9">&gt;</text:span>Error: <text:span text:style-name="T4">{</text:span><text:span text:style-name="T5">error</text:span><text:span text:style-name="T4">}</text:span><text:span text:style-name="T9">&lt;/</text:span><text:span text:style-name="T4">div</text:span><text:span text:style-name="T9">&gt;</text:span>;</text:p>
      <text:p text:style-name="P4"/>
      <text:p text:style-name="P2"><text:span text:style-name="T1">return</text:span> (</text:p>
      <text:p text:style-name="P2"><text:span text:style-name="T9">&lt;</text:span><text:span text:style-name="T4">div</text:span><text:span text:style-name="T9">&gt;</text:span></text:p>
      <text:p text:style-name="P2"><text:span text:style-name="T9">&lt;</text:span><text:span text:style-name="T4">h2</text:span><text:span text:style-name="T9">&gt;</text:span>Fetched Data<text:span text:style-name="T9">&lt;/</text:span><text:span text:style-name="T4">h2</text:span><text:span text:style-name="T9">&gt;</text:span></text:p>
      <text:p text:style-name="P2"><text:span text:style-name="T4">{</text:span><text:span text:style-name="T5">data</text:span><text:span text:style-name="T6">.</text:span><text:span text:style-name="T8">map</text:span><text:span text:style-name="T6">((</text:span><text:span text:style-name="T2">item</text:span><text:span text:style-name="T6">, </text:span><text:span text:style-name="T2">index</text:span><text:span text:style-name="T6">) </text:span><text:span text:style-name="T4">=&gt;</text:span><text:span text:style-name="T6"> (</text:span></text:p>
      <text:p text:style-name="P2"><text:span text:style-name="T9">&lt;</text:span><text:span text:style-name="T4">p</text:span><text:span text:style-name="T6"> </text:span><text:span text:style-name="T2">key</text:span><text:span text:style-name="T6">=</text:span><text:span text:style-name="T4">{</text:span><text:span text:style-name="T2">index</text:span><text:span text:style-name="T4">}</text:span><text:span text:style-name="T9">&gt;</text:span><text:span text:style-name="T4">{</text:span><text:span text:style-name="T2">item</text:span><text:span text:style-name="T6">.</text:span><text:span text:style-name="T2">id</text:span><text:span text:style-name="T4">}</text:span><text:span text:style-name="T6"> - </text:span><text:span text:style-name="T4">{</text:span><text:span text:style-name="T2">item</text:span><text:span text:style-name="T6">.</text:span><text:span text:style-name="T2">title</text:span><text:span text:style-name="T4">}</text:span><text:span text:style-name="T9">&lt;/</text:span><text:span text:style-name="T4">p</text:span><text:span text:style-name="T9">&gt;</text:span></text:p>
      <text:p text:style-name="P2"><text:span text:style-name="T6">))</text:span><text:span text:style-name="T4">}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</text:p>
      <text:p text:style-name="P4"/>
      <text:p text:style-name="P2"><text:span text:style-name="T4">function</text:span> <text:span text:style-name="T8">ErrorBoundaryComponents</text:span>() {</text:p>
      <text:p text:style-name="P2"><text:span text:style-name="T4">const</text:span> [<text:span text:style-name="T5">count</text:span>, <text:span text:style-name="T8">setCount</text:span>] <text:span text:style-name="T6">=</text:span> <text:span text:style-name="T8">useState</text:span>(<text:span text:style-name="T10">10</text:span>);</text:p>
      <text:p text:style-name="P4"/>
      <text:p text:style-name="P2"><text:span text:style-name="T4">const</text:span> <text:span text:style-name="T8">handleReset</text:span> <text:span text:style-name="T6">=</text:span> () <text:span text:style-name="T4">=&gt;</text:span> {</text:p>
      <text:p text:style-name="P2"><text:span text:style-name="T8">setCount</text:span>(<text:span text:style-name="T2">prevCount</text:span> <text:span text:style-name="T4">=&gt;</text:span> <text:span text:style-name="T2">prevCount</text:span> <text:span text:style-name="T6">+</text:span> <text:span text:style-name="T10">1</text:span>);</text:p>
      <text:p text:style-name="P2">};</text:p>
      <text:p text:style-name="P4"/>
      <text:p text:style-name="P2"><text:span text:style-name="T1">return</text:span> (</text:p>
      <text:p text:style-name="P2"><text:span text:style-name="T9">&lt;</text:span><text:span text:style-name="T7">ErrorBoundary</text:span></text:p>
      <text:p text:style-name="P2"><text:span text:style-name="T2">FallbackComponent</text:span><text:span text:style-name="T6">=</text:span><text:span text:style-name="T4">{</text:span><text:span text:style-name="T8">ErrorFallback</text:span><text:span text:style-name="T4">}</text:span></text:p>
      <text:p text:style-name="P2"><text:span text:style-name="T2">onReset</text:span><text:span text:style-name="T6">=</text:span><text:span text:style-name="T4">{</text:span><text:span text:style-name="T8">handleReset</text:span><text:span text:style-name="T4">}</text:span></text:p>
      <text:p text:style-name="P2"><text:span text:style-name="T2">key</text:span><text:span text:style-name="T6">=</text:span><text:span text:style-name="T4">{</text:span><text:span text:style-name="T5">count</text:span><text:span text:style-name="T4">}</text:span> </text:p>
      <text:p text:style-name="P6">&gt;</text:p>
      <text:p text:style-name="P2"><text:span text:style-name="T9">&lt;</text:span><text:span text:style-name="T7">LazyComponent</text:span> <text:span text:style-name="T9">/&gt;</text:span></text:p>
      <text:p text:style-name="P2"><text:span text:style-name="T9">&lt;/</text:span><text:span text:style-name="T7">ErrorBoundary</text:span><text:span text:style-name="T9">&gt;</text:span></text:p>
      <text:p text:style-name="P2">);</text:p>
      <text:p text:style-name="P2">}</text:p>
      <text:p text:style-name="P4"/>
      <text:p text:style-name="P2"><text:span text:style-name="T1">export</text:span> <text:span text:style-name="T1">default</text:span> <text:span text:style-name="T8">ErrorBoundaryComponents</text:span>;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0:47:42.886617152</meta:creation-date>
    <dc:date>2024-09-20T10:48:41.583058379</dc:date>
    <meta:editing-duration>PT59S</meta:editing-duration>
    <meta:editing-cycles>1</meta:editing-cycles>
    <meta:document-statistic meta:table-count="0" meta:image-count="0" meta:object-count="0" meta:page-count="4" meta:paragraph-count="117" meta:word-count="320" meta:character-count="3330" meta:non-whitespace-character-count="3123"/>
    <meta:generator>LibreOffice/7.3.7.2$Linux_X86_64 LibreOffice_project/30$Build-2</meta:generator>
  </office:meta>
</office:document-meta>
</file>